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, Consolas, 'Ubuntu Mono', Menlo, 'DejaVu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ca19"/>
    </style:style>
    <style:style style:name="P2" style:family="paragraph" style:parent-style-name="Standard">
      <style:text-properties officeooo:rsid="0005ca19" officeooo:paragraph-rsid="0005ca19"/>
    </style:style>
    <style:style style:name="P3" style:family="paragraph" style:parent-style-name="Standard">
      <style:text-properties officeooo:rsid="00075889" officeooo:paragraph-rsid="00075889"/>
    </style:style>
    <style:style style:name="P4" style:family="paragraph" style:parent-style-name="Standard">
      <style:text-properties officeooo:rsid="0008c003" officeooo:paragraph-rsid="0008c003"/>
    </style:style>
    <style:style style:name="P5" style:family="paragraph" style:parent-style-name="Standard">
      <style:text-properties officeooo:rsid="000a8579" officeooo:paragraph-rsid="000a8579"/>
    </style:style>
    <style:style style:name="P6" style:family="paragraph" style:parent-style-name="Standard">
      <style:text-properties officeooo:rsid="000b461e" officeooo:paragraph-rsid="000b461e"/>
    </style:style>
    <style:style style:name="P7" style:family="paragraph" style:parent-style-name="Standard">
      <style:text-properties officeooo:rsid="00041a17" officeooo:paragraph-rsid="00041a17"/>
    </style:style>
    <style:style style:name="P8" style:family="paragraph" style:parent-style-name="Standard">
      <style:text-properties fo:font-weight="bold" officeooo:rsid="000bd275" officeooo:paragraph-rsid="000bd275" style:font-weight-asian="bold" style:font-weight-complex="bold"/>
    </style:style>
    <style:style style:name="P9" style:family="paragraph" style:parent-style-name="Standard">
      <style:text-properties fo:font-weight="bold" officeooo:rsid="00138c41" officeooo:paragraph-rsid="00138c41" style:font-weight-asian="bold" style:font-weight-complex="bold"/>
    </style:style>
    <style:style style:name="P10" style:family="paragraph" style:parent-style-name="Standard">
      <style:text-properties fo:font-weight="normal" officeooo:rsid="000bd275" officeooo:paragraph-rsid="000bd275" style:font-weight-asian="normal" style:font-weight-complex="normal"/>
    </style:style>
    <style:style style:name="P11" style:family="paragraph" style:parent-style-name="Standard">
      <style:text-properties fo:font-weight="normal" officeooo:rsid="000db510" officeooo:paragraph-rsid="000db510" style:font-weight-asian="normal" style:font-weight-complex="normal"/>
    </style:style>
    <style:style style:name="P12" style:family="paragraph" style:parent-style-name="Standard">
      <style:text-properties fo:font-weight="normal" officeooo:rsid="000e39c0" officeooo:paragraph-rsid="000e39c0" style:font-weight-asian="normal" style:font-weight-complex="normal"/>
    </style:style>
    <style:style style:name="P13" style:family="paragraph" style:parent-style-name="Standard">
      <style:text-properties fo:font-weight="normal" officeooo:rsid="0017bf5e" officeooo:paragraph-rsid="0017bf5e" style:font-weight-asian="normal" style:font-weight-complex="normal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e6b5e" style:font-name="Source Code Pro" fo:font-size="10.5pt" fo:letter-spacing="normal" fo:font-style="normal" fo:font-weight="normal"/>
    </style:style>
    <style:style style:name="P15" style:family="paragraph" style:parent-style-name="Standard">
      <style:text-properties fo:font-weight="bold" officeooo:rsid="00138c41" officeooo:paragraph-rsid="00138c41" style:font-weight-asian="bold" style:font-weight-complex="bold"/>
    </style:style>
    <style:style style:name="P16" style:family="paragraph" style:parent-style-name="Standard">
      <style:text-properties fo:font-weight="bold" officeooo:rsid="0018ef4c" officeooo:paragraph-rsid="0018ef4c" style:font-weight-asian="bold" style:font-weight-complex="bold"/>
    </style:style>
    <style:style style:name="P17" style:family="paragraph" style:parent-style-name="Standard">
      <style:text-properties fo:font-weight="bold" officeooo:rsid="0019f064" officeooo:paragraph-rsid="0019f064" style:font-weight-asian="bold" style:font-weight-complex="bold"/>
    </style:style>
    <style:style style:name="P18" style:family="paragraph" style:parent-style-name="Standard">
      <style:text-properties fo:font-weight="bold" officeooo:rsid="001b817f" officeooo:paragraph-rsid="001b817f" style:font-weight-asian="bold" style:font-weight-complex="bold"/>
    </style:style>
    <style:style style:name="P19" style:family="paragraph" style:parent-style-name="Standard">
      <style:text-properties fo:font-weight="bold" officeooo:rsid="001c9904" officeooo:paragraph-rsid="001c9904" style:font-weight-asian="bold" style:font-weight-complex="bold"/>
    </style:style>
    <style:style style:name="P20" style:family="paragraph" style:parent-style-name="Standard">
      <style:text-properties fo:font-weight="bold" officeooo:rsid="001cc3c0" officeooo:paragraph-rsid="001cc3c0" style:font-weight-asian="bold" style:font-weight-complex="bold"/>
    </style:style>
    <style:style style:name="P21" style:family="paragraph" style:parent-style-name="Standard">
      <style:text-properties fo:font-weight="bold" officeooo:rsid="001d0778" officeooo:paragraph-rsid="001d0778" style:font-weight-asian="bold" style:font-weight-complex="bold"/>
    </style:style>
    <style:style style:name="T1" style:family="text">
      <style:text-properties officeooo:rsid="00046463"/>
    </style:style>
    <style:style style:name="T2" style:family="text">
      <style:text-properties officeooo:rsid="000635dd"/>
    </style:style>
    <style:style style:name="T3" style:family="text">
      <style:text-properties officeooo:rsid="0008c003"/>
    </style:style>
    <style:style style:name="T4" style:family="text">
      <style:text-properties officeooo:rsid="000e39c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9904" style:font-weight-asian="normal" style:font-weight-complex="normal"/>
    </style:style>
    <style:style style:name="T7" style:family="text">
      <style:text-properties fo:font-weight="normal" officeooo:rsid="00205fe7" style:font-weight-asian="normal" style:font-weight-complex="normal"/>
    </style:style>
    <style:style style:name="T8" style:family="text">
      <style:text-properties officeooo:rsid="0016d1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4">rustup target add thumbv7em-none-eabihf <text:span text:style-name="T1">(to be run only first time)</text:span></text:p>
      <text:p text:style-name="Standard"/>
      <text:p text:style-name="P2">1. building our code</text:p>
      <text:p text:style-name="P1">cargo build --target thumbv7em-none-eabihf</text:p>
      <text:p text:style-name="P1"/>
      <text:p text:style-name="P2">2. flashing (opening openocd)</text:p>
      <text:p text:style-name="P2">*open a new terminal</text:p>
      <text:p text:style-name="P2">*change directory to /temp i.e. cd /tmp</text:p>
      <text:p text:style-name="P2">*<text:span text:style-name="T2">finally run following command</text:span></text:p>
      <text:p text:style-name="P2"/>
      <text:p text:style-name="P2">openocd -f interface/stlink-v2-1.cfg -f target/stm32f3x.cfg</text:p>
      <text:p text:style-name="P2"/>
      <text:p text:style-name="P3">3. initiate GDB server <text:span text:style-name="T3">(change project name accordingly)</text:span></text:p>
      <text:p text:style-name="P6">(to do in project terminal)</text:p>
      <text:p text:style-name="Standard">gdb-multiarch -q target/thumbv7em-none-eabihf/debug/led-roulette</text:p>
      <text:p text:style-name="Standard"/>
      <text:p text:style-name="P4">4. connecting gdb server to openocd</text:p>
      <text:p text:style-name="Standard">target remote :3333</text:p>
      <text:p text:style-name="Standard"/>
      <text:p text:style-name="P5">5. loading our program to stm</text:p>
      <text:p text:style-name="P7">load</text:p>
      <text:p text:style-name="P7"/>
      <text:p text:style-name="P8">Debugging</text:p>
      <text:p text:style-name="P13">break main</text:p>
      <text:p text:style-name="P10">break = to stop program at break points</text:p>
      <text:p text:style-name="P10">continue = to continue execution of program from one break point to next breakpoint</text:p>
      <text:p text:style-name="P10"/>
      <text:p text:style-name="P11">TUI (text user interface)</text:p>
      <text:p text:style-name="P11">1. to go to next slide in gdb termina</text:p>
      <text:p text:style-name="P11">layout src</text:p>
      <text:p text:style-name="P11"/>
      <text:p text:style-name="P11">2. for disabling tui mode we can run in gdb</text:p>
      <text:p text:style-name="P12">tui disable</text:p>
      <text:p text:style-name="P12"/>
      <text:p text:style-name="P12">3. for resetting the program to initial state while debugging run</text:p>
      <text:p text:style-name="P12">monitor reser halt</text:p>
      <text:p text:style-name="P11"/>
      <text:p text:style-name="P11"><text:span text:style-name="T4">4.</text:span> for termnating gdb session</text:p>
      <text:p text:style-name="P11">quit</text:p>
      <text:p text:style-name="P11"/>
      <text:p text:style-name="P9">Commands</text:p>
      <text:p text:style-name="P9">Step: <text:span text:style-name="T5">for moving to next line</text:span></text:p>
      <text:p text:style-name="P9">print: <text:span text:style-name="T5">for printing values of variables</text:span></text:p>
      <text:p text:style-name="P9">info local<text:span text:style-name="T8">s</text:span>: <text:span text:style-name="T5">for printing all values of variables at once</text:span></text:p>
      <text:p text:style-name="P9">clear shell: <text:span text:style-name="T5">for clearing tui screen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16"><text:soft-page-break/>For using itmdump</text:p>
      <text:p text:style-name="P16"><text:span text:style-name="T5"/></text:p>
      <text:p text:style-name="P16"><text:span text:style-name="T5">1. open openocd same as previously</text:span></text:p>
      <text:p text:style-name="P16"><text:span text:style-name="T5">2. open new terminal, change directory to /tmp . Create new file “touch itm.txt” . Now run “itmdump -F -f itm.txt” .</text:span></text:p>
      <text:p text:style-name="P17"><text:span text:style-name="T5">3. now go </text:span><text:span text:style-name="T7">to </text:span><text:span text:style-name="T5">project directory, and build code.</text:span></text:p>
      <text:p text:style-name="P18"><text:span text:style-name="T5">4. open gdb server. (remember </text:span><text:span text:style-name="T6">to change the project name and avoid number), execute remaining commands.</text:span></text:p>
      <text:p text:style-name="P19"><text:span text:style-name="T5">5. monitor tpiu config internal itm.txt uart off 8000000 (run this command in same gdb terminal)</text:span></text:p>
      <text:p text:style-name="P20"><text:span text:style-name="T5">6. monitor itm port 0 on (this command off all the itm ports and on port 0 only)</text:span></text:p>
      <text:p text:style-name="P21"><text:span text:style-name="T5">7. break main</text:span></text:p>
      <text:p text:style-name="P21"><text:span text:style-name="T5">8. continue</text:span></text:p>
      <text:p text:style-name="P21"><text:span text:style-name="T5">9. next</text:span></text:p>
      <text:p text:style-name="P21"><text:span text:style-name="T5">10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Code Pro" svg:font-family="'Source Code Pro', Consolas, 'Ubuntu Mono', Menlo, 'DejaVu Sans Mono', 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7:58:12.068260864</meta:creation-date>
    <dc:date>2020-06-29T20:07:38.243111831</dc:date>
    <meta:editing-duration>PT7H1M14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2" meta:paragraph-count="44" meta:word-count="274" meta:character-count="1620" meta:non-whitespace-character-count="1390"/>
  </office:meta>
</office:document-meta>
</file>